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C00000279D887A6E7E4F2183A.png" manifest:media-type="image/png"/>
  <manifest:file-entry manifest:full-path="Pictures/10000001000007460000034F68B4DBC05E7562E1.png" manifest:media-type="image/png"/>
  <manifest:file-entry manifest:full-path="Pictures/10000001000007460000034FA02B0649BB86198A.png" manifest:media-type="image/png"/>
  <manifest:file-entry manifest:full-path="Pictures/10000001000007460000032ECC2C5433E30756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ac943" officeooo:paragraph-rsid="001ac943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</text:p>
      <text:p text:style-name="P1"/>
      <text:p text:style-name="P1"><draw:frame draw:style-name="fr1" draw:name="Image1" text:anchor-type="char" svg:x="-0.3862in" svg:y="0.5445in" svg:width="7.4807in" svg:height="3.2701in" draw:z-index="0"><draw:image xlink:href="Pictures/10000001000007460000032ECC2C5433E3075675.png" xlink:type="simple" xlink:show="embed" xlink:actuate="onLoad" draw:mime-type="image/png"/></draw:frame><draw:frame draw:style-name="fr1" draw:name="Image2" text:anchor-type="char" svg:x="-0.2681in" svg:y="4.8362in" svg:width="7.4193in" svg:height="3.3752in" draw:z-index="1"><draw:image xlink:href="Pictures/10000001000007460000034FA02B0649BB86198A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0626in" svg:y="1.302in" svg:width="6.6929in" svg:height="3.0445in" draw:z-index="2"><draw:image xlink:href="Pictures/10000001000007460000034F68B4DBC05E7562E1.png" xlink:type="simple" xlink:show="embed" xlink:actuate="onLoad" draw:mime-type="image/png"/></draw:frame><draw:frame draw:style-name="fr1" draw:name="Image4" text:anchor-type="char" svg:x="0.3646in" svg:y="6.302in" svg:width="6.6929in" svg:height="2.5217in" draw:z-index="3"><draw:image xlink:href="Pictures/10000001000006EC00000279D887A6E7E4F2183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8:34:06.813709764</meta:creation-date>
    <dc:date>2025-07-15T18:36:57.666028154</dc:date>
    <meta:editing-duration>PT2M5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" meta:word-count="1" meta:character-count="7" meta:non-whitespace-character-count="5"/>
  </office:meta>
</office:document-meta>
</file>